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position="super 58%" style:text-underline-style="none"/>
    </style:style>
    <style:style style:name="T5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The Committee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5, 1894</text:p>
      <text:p text:style-name="P5">Month<text:tab/><text:tab/><text:tab/><text:tab/><text:tab/><text:tab/>Febr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Phila. February 15, '94./</text:p>
      <text:p text:style-name="P3">Rev. Dr. S. Morais,/</text:p>
      <text:p text:style-name="P3">Reverend Sir:--/</text:p>
      <text:p text:style-name="P2"><text:tab/>Knowing full well/ the great interest you are taking in the/ education of our down-town brethern[sic!], we/ take the liberty of requesting your Vener-/able presence and that of your family/ at the first anniversary celebrated by/ the <text:span text:style-name="T2">Maimonides Literary Society</text:span><text:span text:style-name="T3">, com-/posed mostly of the pupils of the H. E./ Society's night School, which will take/ place Wednesday evening, February 21,/ 1894, at Touro Hall, 10</text:span><text:span text:style-name="T4">th</text:span><text:span text:style-name="T5"> &amp; Car-/penter Sts.,/</text:span></text:p>
      <text:p text:style-name="P2"><text:span text:style-name="T5"><text:tab/>Hoping that you will favor us/ with your presence, we remain,/</text:span></text:p>
      <text:p text:style-name="P2"><text:span text:style-name="T5"><text:tab/><text:tab/>Yours most respectfully,/</text:span></text:p>
      <text:p text:style-name="P2"><text:span text:style-name="T5"><text:tab/><text:tab/><text:tab/>The Committe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0T13:43:05.41</meta:creation-date>
    <meta:document-statistic meta:table-count="0" meta:image-count="0" meta:object-count="0" meta:page-count="2" meta:paragraph-count="67" meta:word-count="258" meta:character-count="1872"/>
    <dc:date>2011-12-20T13:46:59.23</dc:date>
    <dc:creator>Penn Libraries</dc:creator>
    <meta:editing-duration>PT00H03M53S</meta:editing-duration>
    <meta:editing-cycles>1</meta:editing-cycles>
    <meta:generator>OpenOffice.org/3.2$Win32 OpenOffice.org_project/320m12$Build-9483</meta:generator>
  </office:meta>
</office:document-meta>
</file>